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55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Data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ar name type = expression<text:line-break/></text:p>
                <text:p>name = name of the variable<text:line-break/>type = type of variable<text:line-break/>expression = value/expression to be assigned to the vari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g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822cm" svg:height="9.804cm" svg:x="2.178cm" svg:y="3.996cm">
          <draw:text-box>
            <text:p text:style-name="P2">package main</text:p>
            <text:p text:style-name="P2">import "fmt"</text:p>
            <text:p text:style-name="P2">//Global variable declaration</text:p>
            <text:p text:style-name="P2">var (m int</text:p>
            <text:p text:style-name="P2"><text:s text:c="4"/>n int)</text:p>
            <text:p text:style-name="P2">func main(){</text:p>
            <text:p text:style-name="P2"><text:s text:c="4"/>var x int = 1 // Integer Data Type</text:p>
            <text:p text:style-name="P2"><text:s text:c="4"/>var y int <text:s text:c="3"/>// <text:s/>Integer Data Type </text:p>
            <text:p text:style-name="P2"><text:s text:c="4"/>fmt.Println(x)</text:p>
            <text:p text:style-name="P2"><text:s text:c="4"/>fmt.Println(y)</text:p>
            <text:p text:style-name="P2"><text:s text:c="4"/></text:p>
            <text:p text:style-name="P2"><text:s text:c="4"/>var a,b,c = 5.25,25.25,14.15 // Multiple float32 variable declaration</text:p>
            <text:p text:style-name="P2"><text:s text:c="4"/>fmt.Println(a,b,c)</text:p>
            <text:p text:style-name="P2"><text:s text:c="3"/></text:p>
            <text:p text:style-name="P2"><text:s text:c="4"/>city:="Berlin" // String variable declaration</text:p>
            <text:p text:style-name="P2"><text:s text:c="4"/>Country:="Germany" // Variable names are case sensitive</text:p>
            <text:p text:style-name="P2"><text:s text:c="4"/>fmt.Println(city) </text:p>
            <text:p text:style-name="P2"><text:s text:c="4"/>fmt.Println(Country) // Variable names are case sensitive</text:p>
            <text:p text:style-name="P2"><text:s text:c="4"/></text:p>
            <text:p text:style-name="P2"><text:s text:c="4"/>food,drink,price:="Pizza","Pepsi",125 <text:s/>// Multiple type of variable declaration in same line</text:p>
            <text:p text:style-name="P2"><text:s text:c="4"/>fmt.Println(food,drink,price)</text:p>
            <text:p text:style-name="P2"><text:s text:c="4"/>m,n=1,2</text:p>
            <text:p text:style-name="P2"><text:s text:c="4"/>fmt.Println(m,n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36:48.080583515</meta:creation-date>
    <dc:date>2021-02-03T11:40:53.284292917</dc:date>
    <meta:editing-duration>PT12S</meta:editing-duration>
    <meta:editing-cycles>1</meta:editing-cycles>
    <meta:document-statistic meta:object-count="34"/>
    <meta:generator>LibreOffice/6.4.6.2$Linux_X86_64 LibreOffice_project/40$Build-2</meta:generator>
  </office:meta>
</office:document-meta>
</file>